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Courier New" svg:font-family="'Courier New'" style:font-family-generic="modern" style:font-pitch="fixed"/>
    <style:font-face style:name="Mincho" svg:font-family="Mincho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</office:font-face-decls>
  <office:automatic-styles>
    <style:style style:name="P1" style:family="paragraph" style:parent-style-name="Text_20_body" style:list-style-name="L1"/>
    <text:list-style style:name="L1">
      <text:list-level-style-bullet text:level="1" text:style-name="Bullet_20_Symbols" style:num-suffix="." text:bullet-char="●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●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●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●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●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●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●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4.502cm" text:min-label-width="0.499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ntroduction</text:h>
      <text:p text:style-name="Text_20_body">ClamWin is a graphical front-end to the <text:a xlink:type="simple" xlink:href="http://www.clamav.net/" office:name="Clam Anti-Virus home page" office:target-frame-name="_top" xlink:show="replace">ClamAV</text:a> anti-virus software that runs on Microsoft Windows. An easy to use installer program is provided.</text:p>
      <text:p text:style-name="Text_20_body">Features include:</text:p>
      <text:list text:style-name="L1">
        <text:list-item>
          <text:p text:style-name="P1">Scheduler - set up scans to run at a defined time</text:p>
        </text:list-item>
        <text:list-item>
          <text:p text:style-name="P1">Automatic virus database updates via the Internet</text:p>
        </text:list-item>
        <text:list-item>
          <text:p text:style-name="P1">Automatic notifications of new ClamWin releases</text:p>
        </text:list-item>
        <text:list-item>
          <text:p text:style-name="P1">Standalone Virus Scanner</text:p>
        </text:list-item>
        <text:list-item>
          <text:p text:style-name="P1">Context menu integration to Microsoft Windows Explorer - right click on a file to scan it</text:p>
        </text:list-item>
        <text:list-item>
          <text:p text:style-name="P1">Microsoft Outlook add-in to scan incoming and outgoing e-mails</text:p>
        </text:list-item>
      </text:list>
      <text:p text:style-name="Text_20_body">Please note that ClamWin Antivirus does not include an on-access real-time scanner, that is, you need to manually scan a file in order to detect a virus. The Microsoft Outlook Addin, however, will delete a virus-infected attachment automatically, without any intervention from the user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Courier New" svg:font-family="'Courier New'" style:font-family-generic="modern" style:font-pitch="fixed"/>
    <style:font-face style:name="Mincho" svg:font-family="Mincho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font-name-asian="Tahoma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Arial1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paragraph-properties fo:text-align="center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6cm" fo:page-height="29.693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1.006cm" fo:page-height="29.693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creation-date>2004-04-26T21:53:29</meta:creation-date>
    <dc:creator>Peter Budts</dc:creator>
    <dc:date>2006-05-07T18:40:29</dc:date>
    <dc:language>en-GB</dc:language>
    <meta:editing-cycles>24</meta:editing-cycles>
    <meta:editing-duration>PT1H43M3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0" meta:word-count="127" meta:character-count="779"/>
  </office:meta>
</office:document-meta>
</file>